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f4267" officeooo:paragraph-rsid="001f426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349324" officeooo:paragraph-rsid="00349324" style:font-weight-asian="bold" style:font-weight-complex="bold"/>
    </style:style>
    <style:style style:name="P3" style:family="paragraph" style:parent-style-name="Standard">
      <style:text-properties officeooo:rsid="001e149c" officeooo:paragraph-rsid="001e149c"/>
    </style:style>
    <style:style style:name="P4" style:family="paragraph" style:parent-style-name="Standard">
      <style:paragraph-properties fo:text-align="justify" style:justify-single-word="false"/>
      <style:text-properties officeooo:rsid="002031c1" officeooo:paragraph-rsid="002031c1"/>
    </style:style>
    <style:style style:name="P5" style:family="paragraph" style:parent-style-name="Heading_20_1">
      <style:text-properties fo:font-size="14pt" fo:font-style="italic" style:font-size-asian="14pt" style:font-style-asian="italic" style:font-size-complex="14pt" style:font-style-complex="italic"/>
    </style:style>
    <style:style style:name="P6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7" style:family="paragraph" style:parent-style-name="Standard">
      <style:text-properties fo:font-weight="normal" officeooo:rsid="00850789" officeooo:paragraph-rsid="00850789" style:font-weight-asian="normal" style:font-weight-complex="normal"/>
    </style:style>
    <style:style style:name="P8" style:family="paragraph" style:parent-style-name="Standard" style:list-style-name="L1">
      <style:paragraph-properties fo:margin-left="0.4925in" fo:text-align="justify" style:justify-single-word="false" fo:text-indent="0in" style:auto-text-indent="false"/>
      <style:text-properties fo:font-weight="normal" officeooo:rsid="00850789" officeooo:paragraph-rsid="00850789" style:font-weight-asian="normal" style:font-weight-complex="normal"/>
    </style:style>
    <style:style style:name="P9" style:family="paragraph" style:parent-style-name="Standard" style:list-style-name="L1">
      <style:paragraph-properties fo:margin-left="0in" fo:text-align="justify" style:justify-single-word="false" fo:text-indent="0in" style:auto-text-indent="false"/>
      <style:text-properties fo:font-weight="normal" officeooo:rsid="00850789" officeooo:paragraph-rsid="00850789" style:font-weight-asian="normal" style:font-weight-complex="normal"/>
    </style:style>
    <style:style style:name="P10" style:family="paragraph" style:parent-style-name="Standard" style:list-style-name="L1">
      <style:paragraph-properties fo:margin-left="0.4925in" fo:text-align="justify" style:justify-single-word="false" fo:text-indent="0in" style:auto-text-indent="false"/>
      <style:text-properties fo:font-weight="bold" officeooo:rsid="0085131e" officeooo:paragraph-rsid="0085131e" style:font-weight-asian="bold" style:font-weight-complex="bold"/>
    </style:style>
    <style:style style:name="P11" style:family="paragraph" style:parent-style-name="Standard" style:list-style-name="L1">
      <style:paragraph-properties fo:margin-left="0.4925in" fo:text-align="justify" style:justify-single-word="false" fo:text-indent="0in" style:auto-text-indent="false"/>
      <style:text-properties fo:font-weight="normal" officeooo:rsid="0085131e" officeooo:paragraph-rsid="0085131e" style:font-weight-asian="normal" style:font-weight-complex="normal"/>
    </style:style>
    <style:style style:name="P12" style:family="paragraph" style:parent-style-name="Standard">
      <style:text-properties fo:font-weight="normal" officeooo:rsid="001e149c" officeooo:paragraph-rsid="00836a8b" style:font-weight-asian="normal" style:font-weight-complex="normal"/>
    </style:style>
    <style:style style:name="P13" style:family="paragraph" style:parent-style-name="Standard">
      <style:text-properties officeooo:rsid="001e149c" officeooo:paragraph-rsid="002f0d3a"/>
    </style:style>
    <style:style style:name="P14" style:family="paragraph" style:parent-style-name="Standard">
      <style:text-properties fo:font-weight="bold" officeooo:rsid="001e149c" officeooo:paragraph-rsid="002f0d3a" style:font-weight-asian="bold" style:font-weight-complex="bold"/>
    </style:style>
    <style:style style:name="P15" style:family="paragraph" style:parent-style-name="Standard">
      <style:text-properties fo:font-weight="normal" officeooo:rsid="002f0d3a" officeooo:paragraph-rsid="002f0d3a" style:font-weight-asian="normal" style:font-weight-complex="normal"/>
    </style:style>
    <style:style style:name="P16" style:family="paragraph" style:parent-style-name="Standard">
      <style:text-properties fo:font-weight="normal" officeooo:rsid="003c150e" officeooo:paragraph-rsid="003c150e" style:font-weight-asian="normal" style:font-weight-complex="normal"/>
    </style:style>
    <style:style style:name="P17" style:family="paragraph" style:parent-style-name="Standard">
      <style:paragraph-properties fo:margin-left="0.4925in" fo:text-indent="0in" style:auto-text-indent="false"/>
      <style:text-properties fo:font-weight="normal" officeooo:rsid="003c150e" officeooo:paragraph-rsid="003c150e" style:font-weight-asian="normal" style:font-weight-complex="normal"/>
    </style:style>
    <style:style style:name="P18" style:family="paragraph" style:parent-style-name="Standard">
      <style:paragraph-properties fo:margin-left="0in" fo:text-indent="0in" style:auto-text-indent="false"/>
      <style:text-properties fo:font-weight="normal" officeooo:rsid="0032ff54" officeooo:paragraph-rsid="0032ff54" style:font-weight-asian="normal" style:font-weight-complex="normal"/>
    </style:style>
    <style:style style:name="P19" style:family="paragraph" style:parent-style-name="Standard">
      <style:paragraph-properties fo:margin-left="0in" fo:text-indent="0in" style:auto-text-indent="false"/>
      <style:text-properties fo:font-weight="normal" officeooo:rsid="00407741" officeooo:paragraph-rsid="00407741" style:font-weight-asian="normal" style:font-weight-complex="normal"/>
    </style:style>
    <style:style style:name="P20" style:family="paragraph" style:parent-style-name="Standard">
      <style:paragraph-properties fo:margin-left="0in" fo:text-indent="0in" style:auto-text-indent="false"/>
      <style:text-properties style:font-name="Liberation Serif" fo:font-weight="normal" officeooo:rsid="0040fbda" officeooo:paragraph-rsid="0040fbda" style:font-name-asian="Liberation Serif" style:font-weight-asian="normal" style:font-name-complex="Liberation Serif" style:font-weight-complex="normal"/>
    </style:style>
    <style:style style:name="P21" style:family="paragraph" style:parent-style-name="Standard">
      <style:paragraph-properties fo:margin-left="0in" fo:text-indent="0in" style:auto-text-indent="false"/>
      <style:text-properties style:font-name="Liberation Serif" fo:font-weight="normal" officeooo:rsid="00412c87" officeooo:paragraph-rsid="00412c87" style:font-name-asian="Liberation Serif" style:font-weight-asian="normal" style:font-name-complex="Liberation Serif" style:font-weight-complex="normal"/>
    </style:style>
    <style:style style:name="P22" style:family="paragraph" style:parent-style-name="Standard">
      <style:paragraph-properties fo:margin-left="0in" fo:text-indent="0in" style:auto-text-indent="false"/>
      <style:text-properties fo:font-weight="normal" officeooo:rsid="00412c87" officeooo:paragraph-rsid="00412c87" style:font-weight-asian="normal" style:font-weight-complex="normal"/>
    </style:style>
    <style:style style:name="P23" style:family="paragraph" style:parent-style-name="Standard">
      <style:paragraph-properties fo:margin-left="0in" fo:text-indent="0in" style:auto-text-indent="false"/>
      <style:text-properties style:font-name="Liberation Serif" fo:font-weight="normal" officeooo:rsid="0042eb79" officeooo:paragraph-rsid="0042eb79" style:font-name-asian="Liberation Serif" style:font-weight-asian="normal" style:font-name-complex="Liberation Serif" style:font-weight-complex="normal"/>
    </style:style>
    <style:style style:name="P24" style:family="paragraph" style:parent-style-name="Standard">
      <style:paragraph-properties fo:margin-left="0in" fo:text-indent="0in" style:auto-text-indent="false"/>
      <style:text-properties fo:font-weight="normal" officeooo:rsid="0042eb79" officeooo:paragraph-rsid="0042eb79" style:font-weight-asian="normal" style:font-weight-complex="normal"/>
    </style:style>
    <style:style style:name="P25" style:family="paragraph" style:parent-style-name="Standard">
      <style:paragraph-properties fo:margin-left="0in" fo:text-indent="0in" style:auto-text-indent="false"/>
      <style:text-properties fo:font-weight="normal" officeooo:rsid="00446628" officeooo:paragraph-rsid="00446628" style:font-weight-asian="normal" style:font-weight-complex="normal"/>
    </style:style>
    <style:style style:name="P26" style:family="paragraph" style:parent-style-name="Standard">
      <style:paragraph-properties fo:margin-left="0.4925in" fo:text-indent="0in" style:auto-text-indent="false"/>
      <style:text-properties style:text-position="0% 100%" style:font-name="Liberation Serif" fo:font-weight="normal" officeooo:rsid="00446628" officeooo:paragraph-rsid="00446628" style:font-name-asian="Liberation Serif" style:font-weight-asian="normal" style:font-name-complex="Liberation Serif" style:font-weight-complex="normal"/>
    </style:style>
    <style:style style:name="P27" style:family="paragraph" style:parent-style-name="Standard">
      <style:paragraph-properties fo:margin-left="0.4925in" fo:text-indent="0in" style:auto-text-indent="false"/>
      <style:text-properties fo:font-weight="normal" officeooo:rsid="00446628" officeooo:paragraph-rsid="00446628" style:font-weight-asian="normal" style:font-weight-complex="normal"/>
    </style:style>
    <style:style style:name="P28" style:family="paragraph" style:parent-style-name="Standard">
      <style:paragraph-properties fo:margin-left="0.4925in" fo:text-indent="0in" style:auto-text-indent="false"/>
      <style:text-properties style:text-position="0% 100%" style:font-name="Liberation Serif" fo:font-weight="normal" officeooo:rsid="0045b82f" officeooo:paragraph-rsid="0045b82f" style:font-name-asian="Liberation Serif" style:font-weight-asian="normal" style:font-name-complex="Liberation Serif" style:font-weight-complex="normal"/>
    </style:style>
    <style:style style:name="P29" style:family="paragraph" style:parent-style-name="Standard">
      <style:paragraph-properties fo:margin-left="0.4925in" fo:text-indent="0in" style:auto-text-indent="false"/>
      <style:text-properties fo:font-weight="normal" officeooo:rsid="0045b82f" officeooo:paragraph-rsid="0045b82f" style:font-weight-asian="normal" style:font-weight-complex="normal"/>
    </style:style>
    <style:style style:name="P30" style:family="paragraph" style:parent-style-name="Standard">
      <style:paragraph-properties fo:margin-left="0.9846in" fo:text-indent="0in" style:auto-text-indent="false"/>
      <style:text-properties style:text-position="0% 100%" style:font-name="Liberation Serif" fo:font-weight="normal" officeooo:rsid="0045b82f" officeooo:paragraph-rsid="0045b82f" style:font-name-asian="Liberation Serif" style:font-weight-asian="normal" style:font-name-complex="Liberation Serif" style:font-weight-complex="normal"/>
    </style:style>
    <style:style style:name="P31" style:family="paragraph" style:parent-style-name="Standard">
      <style:paragraph-properties fo:margin-left="0.9846in" fo:text-indent="0in" style:auto-text-indent="false"/>
      <style:text-properties fo:font-weight="normal" officeooo:rsid="0045b82f" officeooo:paragraph-rsid="0045b82f" style:font-weight-asian="normal" style:font-weight-complex="normal"/>
    </style:style>
    <style:style style:name="P32" style:family="paragraph" style:parent-style-name="Standard">
      <style:paragraph-properties fo:margin-left="1.4772in" fo:text-indent="0in" style:auto-text-indent="false"/>
      <style:text-properties style:text-position="0% 100%" style:font-name="Liberation Serif" fo:font-weight="normal" officeooo:rsid="0045b82f" officeooo:paragraph-rsid="0045b82f" style:font-name-asian="Liberation Serif" style:font-weight-asian="normal" style:font-name-complex="Liberation Serif" style:font-weight-complex="normal"/>
    </style:style>
    <style:style style:name="P33" style:family="paragraph" style:parent-style-name="Standard">
      <style:paragraph-properties fo:margin-left="0.4925in" fo:text-indent="0in" style:auto-text-indent="false"/>
      <style:text-properties fo:font-weight="normal" officeooo:rsid="0046663b" officeooo:paragraph-rsid="0046663b" style:font-weight-asian="normal" style:font-weight-complex="normal"/>
    </style:style>
    <style:style style:name="P34" style:family="paragraph" style:parent-style-name="Standard">
      <style:paragraph-properties fo:margin-left="0in" fo:text-indent="0in" style:auto-text-indent="false"/>
      <style:text-properties style:text-position="0% 100%" style:font-name="Liberation Serif" fo:font-weight="normal" officeooo:rsid="00446628" officeooo:paragraph-rsid="00446628" style:font-name-asian="Liberation Serif" style:font-weight-asian="normal" style:font-name-complex="Liberation Serif" style:font-weight-complex="normal"/>
    </style:style>
    <style:style style:name="P35" style:family="paragraph" style:parent-style-name="Standard">
      <style:text-properties officeooo:rsid="004736ed" officeooo:paragraph-rsid="004736ed"/>
    </style:style>
    <style:style style:name="P36" style:family="paragraph" style:parent-style-name="Standard">
      <style:text-properties officeooo:rsid="0022c0ab" officeooo:paragraph-rsid="0022c0ab"/>
    </style:style>
    <style:style style:name="P37" style:family="paragraph" style:parent-style-name="Standard">
      <style:text-properties officeooo:rsid="00242944" officeooo:paragraph-rsid="00242944"/>
    </style:style>
    <style:style style:name="P38" style:family="paragraph" style:parent-style-name="Heading_20_1">
      <style:text-properties fo:font-size="14pt" fo:font-style="italic" officeooo:rsid="0088ea0d" officeooo:paragraph-rsid="0088ea0d" style:font-size-asian="14pt" style:font-style-asian="italic" style:font-size-complex="14pt" style:font-style-complex="italic"/>
    </style:style>
    <style:style style:name="P39" style:family="paragraph" style:parent-style-name="Text_20_body">
      <style:text-properties fo:font-size="14pt" fo:font-style="italic" officeooo:rsid="0088ea0d" officeooo:paragraph-rsid="0088ea0d" style:font-size-asian="14pt" style:font-style-asian="italic" style:font-size-complex="14pt" style:font-style-complex="italic"/>
    </style:style>
    <style:style style:name="P40" style:family="paragraph" style:parent-style-name="Text_20_body">
      <style:paragraph-properties fo:text-align="justify" style:justify-single-word="false"/>
      <style:text-properties fo:font-size="12pt" fo:font-style="normal" officeooo:rsid="008a3d01" officeooo:paragraph-rsid="008a3d01" style:font-size-asian="10.5pt" style:font-style-asian="normal" style:font-size-complex="12pt" style:font-style-complex="normal"/>
    </style:style>
    <style:style style:name="P41" style:family="paragraph" style:parent-style-name="Text_20_body" style:list-style-name="L2">
      <style:paragraph-properties fo:margin-left="0.4925in" fo:text-align="justify" style:justify-single-word="false" fo:text-indent="0in" style:auto-text-indent="false"/>
      <style:text-properties fo:font-size="12pt" fo:font-style="normal" fo:font-weight="bold" officeooo:rsid="008c0d4c" officeooo:paragraph-rsid="008c0d4c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 style:list-style-name="L2">
      <style:paragraph-properties fo:margin-left="0.4925in" fo:text-align="justify" style:justify-single-word="false" fo:text-indent="0in" style:auto-text-indent="false"/>
      <style:text-properties fo:font-size="12pt" fo:font-style="normal" fo:font-weight="bold" officeooo:rsid="0094b0e8" officeooo:paragraph-rsid="0094b0e8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Text_20_body" style:list-style-name="L2">
      <style:paragraph-properties fo:margin-left="0in" fo:text-align="justify" style:justify-single-word="false" fo:text-indent="0in" style:auto-text-indent="false"/>
      <style:text-properties fo:font-size="12pt" fo:font-style="normal" fo:font-weight="normal" officeooo:rsid="00a2a664" officeooo:paragraph-rsid="008c0d4c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font-style="italic" fo:font-weight="bold" officeooo:rsid="007b0abd" officeooo:paragraph-rsid="008c0d4c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margin-left="0.4925in" fo:text-indent="0in" style:auto-text-indent="false"/>
      <style:text-properties fo:font-weight="normal" officeooo:rsid="00693d9b" officeooo:paragraph-rsid="00693d9b" style:font-weight-asian="normal" style:font-weight-complex="normal"/>
    </style:style>
    <style:style style:name="P46" style:family="paragraph" style:parent-style-name="Standard">
      <style:paragraph-properties fo:margin-left="0.9846in" fo:text-indent="0in" style:auto-text-indent="false"/>
      <style:text-properties fo:font-weight="normal" officeooo:rsid="00693d9b" officeooo:paragraph-rsid="00693d9b" style:font-weight-asian="normal" style:font-weight-complex="normal"/>
    </style:style>
    <style:style style:name="P47" style:family="paragraph" style:parent-style-name="Standard">
      <style:paragraph-properties fo:margin-left="0.9846in" fo:text-indent="0in" style:auto-text-indent="false"/>
      <style:text-properties fo:font-weight="normal" officeooo:rsid="006b40d6" officeooo:paragraph-rsid="006b40d6" style:font-weight-asian="normal" style:font-weight-complex="normal"/>
    </style:style>
    <style:style style:name="P48" style:family="paragraph" style:parent-style-name="Standard">
      <style:paragraph-properties fo:margin-left="0.9846in" fo:text-indent="0in" style:auto-text-indent="false"/>
      <style:text-properties fo:font-weight="normal" officeooo:rsid="006d0832" officeooo:paragraph-rsid="006d0832" style:font-weight-asian="normal" style:font-weight-complex="normal"/>
    </style:style>
    <style:style style:name="P49" style:family="paragraph" style:parent-style-name="Standard">
      <style:paragraph-properties fo:margin-left="0.9846in" fo:text-indent="0in" style:auto-text-indent="false"/>
      <style:text-properties fo:font-weight="normal" officeooo:rsid="006edeab" officeooo:paragraph-rsid="006edeab" style:font-weight-asian="normal" style:font-weight-complex="normal"/>
    </style:style>
    <style:style style:name="P50" style:family="paragraph" style:parent-style-name="Standard">
      <style:paragraph-properties fo:margin-left="0.4925in" fo:text-indent="0in" style:auto-text-indent="false"/>
      <style:text-properties fo:font-weight="normal" officeooo:rsid="00693d9b" officeooo:paragraph-rsid="00705707" style:font-weight-asian="normal" style:font-weight-complex="normal"/>
    </style:style>
    <style:style style:name="P51" style:family="paragraph" style:parent-style-name="Standard">
      <style:paragraph-properties fo:margin-left="0.4925in" fo:text-indent="0in" style:auto-text-indent="false"/>
      <style:text-properties fo:font-weight="normal" officeooo:rsid="00747d00" officeooo:paragraph-rsid="00747d00" style:font-weight-asian="normal" style:font-weight-complex="normal"/>
    </style:style>
    <style:style style:name="P52" style:family="paragraph" style:parent-style-name="Standard">
      <style:paragraph-properties fo:margin-left="0.4925in" fo:text-indent="0in" style:auto-text-indent="false"/>
      <style:text-properties fo:font-weight="normal" officeooo:rsid="00705707" officeooo:paragraph-rsid="00705707" style:font-weight-asian="normal" style:font-weight-complex="normal"/>
    </style:style>
    <style:style style:name="P53" style:family="paragraph" style:parent-style-name="Standard">
      <style:paragraph-properties fo:margin-left="0.4925in" fo:text-indent="0in" style:auto-text-indent="false"/>
      <style:text-properties officeooo:paragraph-rsid="00705707"/>
    </style:style>
    <style:style style:name="P54" style:family="paragraph" style:parent-style-name="Standard">
      <style:paragraph-properties fo:margin-left="0.9846in" fo:text-indent="0in" style:auto-text-indent="false"/>
      <style:text-properties fo:font-weight="normal" officeooo:rsid="00705707" officeooo:paragraph-rsid="00705707" style:font-weight-asian="normal" style:font-weight-complex="normal"/>
    </style:style>
    <style:style style:name="P55" style:family="paragraph" style:parent-style-name="Standard">
      <style:paragraph-properties fo:margin-left="1.4772in" fo:text-indent="0in" style:auto-text-indent="false"/>
      <style:text-properties fo:font-weight="normal" officeooo:rsid="00705707" officeooo:paragraph-rsid="00705707" style:font-weight-asian="normal" style:font-weight-complex="normal"/>
    </style:style>
    <style:style style:name="P56" style:family="paragraph" style:parent-style-name="Standard">
      <style:text-properties fo:font-weight="normal" officeooo:rsid="00242944" officeooo:paragraph-rsid="00242944" style:font-weight-asian="normal" style:font-weight-complex="normal"/>
    </style:style>
    <style:style style:name="T1" style:family="text">
      <style:text-properties officeooo:rsid="0062b4a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1087c" style:font-weight-asian="normal" style:font-weight-complex="normal"/>
    </style:style>
    <style:style style:name="T4" style:family="text">
      <style:text-properties fo:font-weight="normal" officeooo:rsid="004b7b25" style:font-weight-asian="normal" style:font-weight-complex="normal"/>
    </style:style>
    <style:style style:name="T5" style:family="text">
      <style:text-properties officeooo:rsid="0088ea0d"/>
    </style:style>
    <style:style style:name="T6" style:family="text">
      <style:text-properties fo:font-weight="bold" officeooo:rsid="0085131e" style:font-weight-asian="bold" style:font-weight-complex="bold"/>
    </style:style>
    <style:style style:name="T7" style:family="text">
      <style:text-properties fo:font-weight="bold" officeooo:rsid="0085e8a4" style:font-weight-asian="bold" style:font-weight-complex="bold"/>
    </style:style>
    <style:style style:name="T8" style:family="text">
      <style:text-properties officeooo:rsid="0085131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officeooo:rsid="00aae9ad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85e8a4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officeooo:rsid="0088843d" style:font-weight-asian="normal" style:font-weight-complex="normal"/>
    </style:style>
    <style:style style:name="T15" style:family="text">
      <style:text-properties fo:font-style="italic" fo:font-weight="normal" officeooo:rsid="0088843d" style:font-style-asian="italic" style:font-weight-asian="normal" style:font-style-complex="italic" style:font-weight-complex="normal"/>
    </style:style>
    <style:style style:name="T16" style:family="text">
      <style:text-properties fo:font-style="italic" officeooo:rsid="0088843d" style:font-style-asian="italic" style:font-style-complex="italic"/>
    </style:style>
    <style:style style:name="T17" style:family="text">
      <style:text-properties fo:font-style="normal" fo:font-weight="normal" officeooo:rsid="0088843d" style:font-style-asian="normal" style:font-weight-asian="normal" style:font-style-complex="normal" style:font-weight-complex="normal"/>
    </style:style>
    <style:style style:name="T18" style:family="text">
      <style:text-properties fo:font-weight="normal" officeooo:rsid="0032217a" style:font-weight-asian="normal" style:font-weight-complex="normal"/>
    </style:style>
    <style:style style:name="T19" style:family="text">
      <style:text-properties officeooo:rsid="003e0031"/>
    </style:style>
    <style:style style:name="T20" style:family="text">
      <style:text-properties officeooo:rsid="003aff37"/>
    </style:style>
    <style:style style:name="T21" style:family="text">
      <style:text-properties style:font-name="Liberation Serif" style:font-name-asian="Liberation Serif" style:font-name-complex="Liberation Serif"/>
    </style:style>
    <style:style style:name="T22" style:family="text">
      <style:text-properties style:text-position="super 58%" style:font-name="Liberation Serif" style:font-name-asian="Liberation Serif" style:font-name-complex="Liberation Serif"/>
    </style:style>
    <style:style style:name="T23" style:family="text">
      <style:text-properties style:text-position="0% 100%" style:font-name="Liberation Serif" style:font-name-asian="Liberation Serif" style:font-name-complex="Liberation Serif"/>
    </style:style>
    <style:style style:name="T24" style:family="text">
      <style:text-properties style:text-position="0% 100%" style:font-name="Liberation Serif" officeooo:rsid="004907fd" style:font-name-asian="Liberation Serif" style:font-name-complex="Liberation Serif"/>
    </style:style>
    <style:style style:name="T25" style:family="text">
      <style:text-properties fo:font-weight="normal" officeooo:rsid="008deebe" style:font-weight-asian="normal" style:font-weight-complex="normal"/>
    </style:style>
    <style:style style:name="T26" style:family="text">
      <style:text-properties fo:font-style="italic" fo:font-weight="normal" officeooo:rsid="008deebe" style:font-style-asian="italic" style:font-weight-asian="normal" style:font-style-complex="italic" style:font-weight-complex="normal"/>
    </style:style>
    <style:style style:name="T27" style:family="text">
      <style:text-properties fo:font-weight="normal" officeooo:rsid="008e89fa" style:font-weight-asian="normal" style:font-weight-complex="normal"/>
    </style:style>
    <style:style style:name="T28" style:family="text">
      <style:text-properties fo:font-weight="normal" officeooo:rsid="008fd5ff" style:font-weight-asian="normal" style:font-weight-complex="normal"/>
    </style:style>
    <style:style style:name="T29" style:family="text">
      <style:text-properties fo:font-style="italic" fo:font-weight="normal" officeooo:rsid="00983e49" style:font-style-asian="italic" style:font-weight-asian="normal" style:font-style-complex="italic" style:font-weight-complex="normal"/>
    </style:style>
    <style:style style:name="T30" style:family="text">
      <style:text-properties fo:font-style="italic" officeooo:rsid="008e89fa" style:font-style-asian="italic" style:font-style-complex="italic"/>
    </style:style>
    <style:style style:name="T31" style:family="text">
      <style:text-properties fo:font-style="italic" fo:font-weight="normal" officeooo:rsid="00966b82" style:font-style-asian="italic" style:font-weight-asian="normal" style:font-style-complex="italic" style:font-weight-complex="normal"/>
    </style:style>
    <style:style style:name="T32" style:family="text">
      <style:text-properties fo:font-weight="normal" officeooo:rsid="0091a5d2" style:font-weight-asian="normal" style:font-weight-complex="normal"/>
    </style:style>
    <style:style style:name="T33" style:family="text">
      <style:text-properties fo:font-weight="normal" officeooo:rsid="00966b82" style:font-weight-asian="normal" style:font-weight-complex="normal"/>
    </style:style>
    <style:style style:name="T34" style:family="text">
      <style:text-properties fo:font-weight="normal" officeooo:rsid="009907eb" style:font-weight-asian="normal" style:font-weight-complex="normal"/>
    </style:style>
    <style:style style:name="T35" style:family="text">
      <style:text-properties fo:font-weight="normal" officeooo:rsid="009997df" style:font-weight-asian="normal" style:font-weight-complex="normal"/>
    </style:style>
    <style:style style:name="T36" style:family="text">
      <style:text-properties fo:font-style="italic" fo:font-weight="normal" officeooo:rsid="009997df" style:font-style-asian="italic" style:font-weight-asian="normal" style:font-style-complex="italic" style:font-weight-complex="normal"/>
    </style:style>
    <style:style style:name="T37" style:family="text">
      <style:text-properties fo:font-weight="normal" officeooo:rsid="009b4b87" style:font-weight-asian="normal" style:font-weight-complex="normal"/>
    </style:style>
    <style:style style:name="T38" style:family="text">
      <style:text-properties fo:font-style="italic" officeooo:rsid="009b4b87" style:font-style-asian="italic" style:font-style-complex="italic"/>
    </style:style>
    <style:style style:name="T39" style:family="text">
      <style:text-properties fo:font-style="italic" fo:font-weight="normal" officeooo:rsid="009b4b87" style:font-style-asian="italic" style:font-weight-asian="normal" style:font-style-complex="italic" style:font-weight-complex="normal"/>
    </style:style>
    <style:style style:name="T40" style:family="text">
      <style:text-properties fo:font-weight="normal" officeooo:rsid="009c6cc9" style:font-weight-asian="normal" style:font-weight-complex="normal"/>
    </style:style>
    <style:style style:name="T41" style:family="text">
      <style:text-properties fo:font-style="italic" officeooo:rsid="009c6cc9" style:font-style-asian="italic" style:font-style-complex="italic"/>
    </style:style>
    <style:style style:name="T42" style:family="text">
      <style:text-properties fo:font-weight="normal" officeooo:rsid="00a0b77d" style:font-weight-asian="normal" style:font-weight-complex="normal"/>
    </style:style>
    <style:style style:name="T43" style:family="text">
      <style:text-properties fo:font-style="italic" fo:font-weight="normal" officeooo:rsid="00a0b77d" style:font-style-asian="italic" style:font-weight-asian="normal" style:font-style-complex="italic" style:font-weight-complex="normal"/>
    </style:style>
    <style:style style:name="T44" style:family="text">
      <style:text-properties fo:font-weight="normal" officeooo:rsid="00a22326" style:font-weight-asian="normal" style:font-weight-complex="normal"/>
    </style:style>
    <style:style style:name="T45" style:family="text">
      <style:text-properties fo:font-weight="normal" officeooo:rsid="00a2a664" style:font-weight-asian="normal" style:font-weight-complex="normal"/>
    </style:style>
    <style:style style:name="T46" style:family="text">
      <style:text-properties fo:font-weight="normal" officeooo:rsid="00a463ee" style:font-weight-asian="normal" style:font-weight-complex="normal"/>
    </style:style>
    <style:style style:name="T47" style:family="text">
      <style:text-properties fo:font-weight="normal" officeooo:rsid="00a43daf" style:font-weight-asian="normal" style:font-weight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weight="normal" officeooo:rsid="00588377" style:font-weight-asian="normal" style:font-weight-complex="normal"/>
    </style:style>
    <style:style style:name="T50" style:family="text">
      <style:text-properties officeooo:rsid="00733f9f"/>
    </style:style>
    <style:style style:name="T51" style:family="text">
      <style:text-properties officeooo:rsid="006944d6"/>
    </style:style>
    <style:style style:name="T52" style:family="text">
      <style:text-properties officeooo:rsid="00747d00"/>
    </style:style>
    <style:style style:name="T53" style:family="text">
      <style:text-properties fo:font-weight="normal" officeooo:rsid="00693d9b" style:font-weight-asian="normal" style:font-weight-complex="normal"/>
    </style:style>
    <style:style style:name="T54" style:family="text">
      <style:text-properties fo:font-weight="bold"/>
    </style:style>
    <style:style style:name="T55" style:family="text">
      <style:text-properties officeooo:rsid="007af5ff"/>
    </style:style>
    <style:style style:name="T56" style:family="text">
      <style:text-properties officeooo:rsid="00798003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Felipe Echeverria Vilhalva <text:s text:c="58"/>RGM:45611</text:p>
      <text:p text:style-name="P1"/>
      <text:p text:style-name="P2">Trabalho de Analise de Algoritmos</text:p>
      <text:p text:style-name="P3"/>
      <text:p text:style-name="P4"><text:span text:style-name="T1">P</text:span>roblemas: <text:span text:style-name="T2">Saldo de gols</text:span><text:span text:style-name="T3">(Programação Dinamica)</text:span><text:span text:style-name="T2"> e </text:span><text:span text:style-name="T4">D</text:span><text:span text:style-name="T2">esenvolvimento de software</text:span><text:span text:style-name="T3">(Programação Gulosa)</text:span></text:p>
      <text:p text:style-name="P3"/>
      <text:p text:style-name="P3"/>
      <text:h text:style-name="P5" text:outline-level="1">Problema do Saldo de gols<text:span text:style-name="T5">(solução dinamica)</text:span></text:h>
      <text:p text:style-name="P6"/>
      <text:p text:style-name="P7">Uma variação do algoritmo de kadane, mas no caso é uma versão otimizada de programação dinamica para o “Problema do subvetor de soma máxima”.</text:p>
      <text:p text:style-name="P7"/>
      <text:list text:style-name="L1">
        <text:list-item>
          <text:p text:style-name="P8"><text:span text:style-name="T6">Passo 1</text:span><text:span text:style-name="T7">(lógica)</text:span><text:span text:style-name="T8">: </text:span>Percorre a lista de <text:span text:style-name="T9">N</text:span> placares <text:span text:style-name="T9">R</text:span> e cria um vetor de saldos <text:span text:style-name="T10">S</text:span> de tamanho <text:span text:style-name="T9">N</text:span>, onde cada <text:span text:style-name="T9">S[i]</text:span> é o saldo da partida <text:span text:style-name="T9">i</text:span> <text:s/><text:span text:style-name="T11">[O(N)]</text:span></text:p>
          <text:p text:style-name="P9"/>
        </text:list-item>
        <text:list-item>
          <text:p text:style-name="P10">Passo 2<text:span text:style-name="T12">(lógica)</text:span>:<text:span text:style-name="T2"> Percorre o vetor de saldos s uma única vez. Desse modo é mantido o controle sobre a </text:span><text:span text:style-name="T13">soma_atual</text:span><text:span text:style-name="T2">, que é a soma do periodo que esta sendo avaliado;</text:span><text:span text:style-name="T13">soma_maxima</text:span><text:span text:style-name="T2">, que é o maior valor de soma encontrado até o momento;</text:span><text:span text:style-name="T13">inicio_atual</text:span><text:span text:style-name="T2">, </text:span><text:span text:style-name="T13">melhor_periodo_inicio</text:span><text:span text:style-name="T2">, </text:span><text:span text:style-name="T13">melhor_periodo_fim</text:span><text:span text:style-name="T2"> são variaveis para rastrear os indices e lidar com o critério de desempate, periodo mais longo.</text:span></text:p>
          <text:p text:style-name="P11"/>
        </text:list-item>
        <text:list-item>
          <text:p text:style-name="P10">Passo 3<text:span text:style-name="T12">(lógica)</text:span>: <text:span text:style-name="T2">A lógica principal consiste em, cada passo </text:span><text:span text:style-name="T13">i</text:span><text:span text:style-name="T2">, </text:span><text:span text:style-name="T13">S[i]</text:span><text:span text:style-name="T2"> é adicionado a </text:span><text:span text:style-name="T13">soma_atual</text:span><text:span text:style-name="T2">. Se a soma se tornar negativa, ela é zerada e </text:span><text:span text:style-name="T13">inicio_atual</text:span><text:span text:style-name="T2"> é movido para </text:span><text:span text:style-name="T13">i+1</text:span><text:span text:style-name="T2">. Se a </text:span><text:span text:style-name="T13">soma_atual</text:span><text:span text:style-name="T2"> exceder </text:span><text:span text:style-name="T13">soma_maxima</text:span><text:span text:style-name="T2">(ou empatar e o periodo for mais longo), as variaveis do melhor periodo são atualizadas.</text:span></text:p>
          <text:p text:style-name="P11"/>
        </text:list-item>
        <text:list-item>
          <text:p text:style-name="P11"><text:span text:style-name="T11">Complexidade</text:span>: o algoritmo consiste em duas varreduras lineares sobre os dados(uma pra criar os saldos e outra para encontrar a soma máxima), ou seja, <text:span text:style-name="T11">O(N)</text:span>. De outra forma, para armazenar o vetor de saldos no espaço de armazenamento é <text:span text:style-name="T11">O(N)</text:span>.</text:p>
          <text:p text:style-name="P11"/>
        </text:list-item>
        <text:list-item>
          <text:p text:style-name="P10">Subestrutura Ótima:<text:span text:style-name="T2"> </text:span><text:span text:style-name="T14">A soma máxima de um subvetor(periodo) que termina na posição </text:span><text:span text:style-name="T15">i</text:span><text:span text:style-name="T14"> esta relacionada a soma máxima de um subvetor que termina na posição </text:span><text:span text:style-name="T15">i-1</text:span><text:span text:style-name="T14">. Especificamente, a soma máxima que termina em </text:span><text:span text:style-name="T15">i</text:span><text:span text:style-name="T14"> é o maior valor entre o saldo do jogo </text:span><text:span text:style-name="T15">i</text:span><text:span text:style-name="T14"> isoladamente(</text:span><text:span text:style-name="T15">S[i]</text:span><text:span text:style-name="T14">);o saldo do jogo </text:span><text:span text:style-name="T15">i</text:span><text:span text:style-name="T14"> somado a soma máxima do periodo que terminava no jogo anterior, </text:span><text:span text:style-name="T15">i-1</text:span><text:span text:style-name="T14">; a variavel </text:span><text:span text:style-name="T15">soma_atual</text:span><text:span text:style-name="T14"> no algoritmo implementa a recorrencia de forma otimizada representando</text:span><text:span text:style-name="T16"> “soma máxima do periodo que termina na posição atual”</text:span><text:span text:style-name="T17">.</text:span><text:span text:style-name="T9"> 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Algoritmo <text:span text:style-name="T11">Saldo_de_gols(</text:span><text:span text:style-name="T18">R, n</text:span><text:span text:style-name="T11">)</text:span></text:p>
      <text:p text:style-name="P14"><text:s/></text:p>
      <text:p text:style-name="P15">seja <text:span text:style-name="T19">S</text:span>[1..n] é <text:span text:style-name="T20">um vetor de tamanho n <text:s/>// vetor de saldos</text:span></text:p>
      <text:p text:style-name="P15"/>
      <text:p text:style-name="P16">para cada placar “AxB” em R faça</text:p>
      <text:p text:style-name="P17">saldo = A-B</text:p>
      <text:p text:style-name="P17">inserir saldo em S</text:p>
      <text:p text:style-name="P16">fim-para</text:p>
      <text:p text:style-name="P18"/>
      <text:p text:style-name="P19">soma_maxima = -<text:span text:style-name="T21">∞</text:span></text:p>
      <text:p text:style-name="P20">melhor_periodo_inicio = 1</text:p>
      <text:p text:style-name="P21">melhor_periodo_fim = 1</text:p>
      <text:p text:style-name="P22"><text:span text:style-name="T21"/></text:p>
      <text:p text:style-name="P23">soma_atual = 0</text:p>
      <text:p text:style-name="P23">inicio_atual = 1</text:p>
      <text:p text:style-name="P24"><text:span text:style-name="T21"/></text:p>
      <text:p text:style-name="P25"><text:span text:style-name="T21">para i = 1</text:span><text:span text:style-name="T22"> </text:span><text:span text:style-name="T23">até n faça</text:span></text:p>
      <text:p text:style-name="P26">soma_atual = soma_atual + S[i]</text:p>
      <text:p text:style-name="P27"><text:span text:style-name="T23"/></text:p>
      <text:p text:style-name="P28">se soma_atual &gt; soma_maxima então</text:p>
      <text:p text:style-name="P29"><text:span text:style-name="T23"/></text:p>
      <text:p text:style-name="P30">soma_maxima = soma_atual</text:p>
      <text:p text:style-name="P30">melhor_periodo_inicio = inicio_atual</text:p>
      <text:p text:style-name="P30">melhor_periodo_fim = i</text:p>
      <text:p text:style-name="P28">senão se soma_atual == soma_maxima então</text:p>
      <text:p text:style-name="P29"><text:span text:style-name="T23"/></text:p>
      <text:p text:style-name="P30">tamanho_atual <text:s/>= i – inicio_atual</text:p>
      <text:p text:style-name="P30">tamanho_melhor = melhor_periodo_fim – melhor_periodo_inicio</text:p>
      <text:p text:style-name="P31"><text:span text:style-name="T23"/></text:p>
      <text:p text:style-name="P30">se tamanho_atual &gt; tamanho_melhor então</text:p>
      <text:p text:style-name="P32">melhor_periodo_inicio = inicio_atual</text:p>
      <text:p text:style-name="P32">melhor_periodo_fim = i</text:p>
      <text:p text:style-name="P30">fim-se</text:p>
      <text:p text:style-name="P28">fim-se</text:p>
      <text:p text:style-name="P33"><text:span text:style-name="T23"/></text:p>
      <text:p text:style-name="P33"><text:span text:style-name="T23">// </text:span><text:span text:style-name="T24">se a soma ficou negativa, descarta o periodo</text:span></text:p>
      <text:p text:style-name="P28">se soma_atual &lt; 0 então</text:p>
      <text:p text:style-name="P30">soma_atual = 0</text:p>
      <text:p text:style-name="P30">inicio_atual = i + 1</text:p>
      <text:p text:style-name="P28">fim-se</text:p>
      <text:p text:style-name="P34">fim-para</text:p>
      <text:p text:style-name="P3"/>
      <text:p text:style-name="P35">retorne (melhor_periodo_inicio, melhor_periodo_fim, soma_maxima)</text:p>
      <text:p text:style-name="P3"/>
      <text:p text:style-name="P36">fim-algoritmo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oft-page-break/></text:p>
      <text:h text:style-name="P38" text:outline-level="1">Desenvolvimento de Software(solução gulosa)</text:h>
      <text:p text:style-name="P39"/>
      <text:p text:style-name="P40">O algoritmo basicamente encontra o ponto máximo da sobreposição de intervalos</text:p>
      <text:list text:style-name="L2">
        <text:list-item>
          <text:p text:style-name="P41">Passo 1(lógica): <text:span text:style-name="T25">cada um dos </text:span><text:span text:style-name="T26">N</text:span><text:span text:style-name="T25"> módulos [inicio,fim] vira dois eventos: </text:span><text:span text:style-name="T27">(inicio, INICIO) e (fim, </text:span><text:span text:style-name="T28">TERMINO</text:span><text:span text:style-name="T27">), criando uma lista </text:span><text:span text:style-name="T29">S</text:span><text:span text:style-name="T27"> de </text:span><text:span text:style-name="T30">2N</text:span><text:span text:style-name="T27"> eventos.</text:span></text:p>
        </text:list-item>
        <text:list-item>
          <text:p text:style-name="P41">Passo 2(lógica): <text:span text:style-name="T28">ordena a lista de eventos </text:span><text:span text:style-name="T31">S</text:span><text:span text:style-name="T28"> cronologicamente pelo tempo. Em caso de empate, o evento INICIO deve vir antes do evento TERMINO para capturar </text:span><text:span text:style-name="T32">corretamente o pico de sobreposição.</text:span></text:p>
        </text:list-item>
        <text:list-item>
          <text:p text:style-name="P41">Passo 3(lógica): <text:span text:style-name="T33">percorre a lista de eventos </text:span><text:span text:style-name="T31">S</text:span><text:span text:style-name="T33"> </text:span><text:span text:style-name="T34">ordenada, mantendo um contador de pessoas trabalhando; se o evento for INICIO, incremente o contador;se o evento for TERMINO, decremente o contador.</text:span></text:p>
        </text:list-item>
        <text:list-item>
          <text:p text:style-name="P42">Passo 4(lógica): <text:span text:style-name="T35">Dessa forma, mantem uma variavel </text:span><text:span text:style-name="T36">max_pessoas</text:span><text:span text:style-name="T35"> que guarda o valor máximo que o contador </text:span><text:span text:style-name="T36">pessoas_trabalhando</text:span><text:span text:style-name="T35"> já atingiu. Este valor é a resposta final.</text:span></text:p>
        </text:list-item>
        <text:list-item>
          <text:p text:style-name="P41">Complexidade: <text:span text:style-name="T37">cada etapa dominante é a ordenação da lista de </text:span><text:span text:style-name="T38">2N</text:span><text:span text:style-name="T37"> eventos </text:span><text:span text:style-name="T39">S</text:span><text:span text:style-name="T37">, ou seja, </text:span><text:span text:style-name="T38">O(NlogN)</text:span><text:span text:style-name="T37">;</text:span><text:span text:style-name="T40">para armazenar a lista de eventos S, usa </text:span><text:span text:style-name="T41">O(N)</text:span><text:span text:style-name="T40"> de espaço.</text:span></text:p>
        </text:list-item>
        <text:list-item>
          <text:p text:style-name="P41">Subestrutura Ótima: <text:span text:style-name="T42">Se uma atividade </text:span><text:span text:style-name="T43">a_k</text:span><text:span text:style-name="T42"> faz parte de uma solução ótima, então a solução ótima completa é </text:span><text:span text:style-name="T43">a_k</text:span><text:span text:style-name="T42"> mais solução ótima para o subproblema das atividades que começam após o termino de </text:span><text:span text:style-name="T43">a_k</text:span><text:span text:style-name="T42">. </text:span><text:span text:style-name="T44">Desse modo, a lógica é que o número máximo de pessoas necessarias no intervalo de tempo total é simplesmente o máximo encontrado em qualquer sub-intervalo de tempo.</text:span></text:p>
        </text:list-item>
        <text:list-item>
          <text:p text:style-name="P41">Prova da Escolha Gulosa: <text:span text:style-name="T45">O número de pessoas necessarias só pode mudar nos exatos momentos em que um módulo começa ou termina. Qualquer instante de tempo entre dois eventos consecutivos terá exatamente o mesmo número de módulos ativos. Portanto, ao verificar a carga de trabalho em cada um desses “pontos criticos” e em nenhuma outra altura, garantimos que não estamos perde</text:span><text:span text:style-name="T46">ndo</text:span><text:span text:style-name="T45"> o momento de pico máximo. A ordenação dos eventos assegura que estamos processa</text:span><text:span text:style-name="T47">ndo</text:span><text:span text:style-name="T45"> esses pontos criticos na ordem correta, simulando a linha do tempo com precisão. Encontrar o máximo desses valores locais (a contagem em cada ponto critico) leva-nos, inevitavelmente, ao máximo global, que é o número minimo de pessoas necessarios.</text:span></text:p>
          <text:p text:style-name="P43"/>
        </text:list-item>
      </text:list>
      <text:p text:style-name="P44">“porque escolha gulosa?”<text:line-break/><text:span text:style-name="T48">eu escolhi resolver por programação gulosa, pois é muito mais rapida e usa menos memoria por que de maneira esperta o algoritmo ignora todos os dias sem importância e foca apenas nos momentos que a situação muda(inicio e termino)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Algoritmo <text:span text:style-name="T11">DesenvolvimentoSoftware(</text:span><text:span text:style-name="T49">Modulos</text:span><text:span text:style-name="T11">)</text:span></text:p>
      <text:p text:style-name="P45">seja um vetor S de tamanho 2xModulos.lenght</text:p>
      <text:p text:style-name="P45">para cada modulo em <text:span text:style-name="T50">Modulos</text:span> faça:</text:p>
      <text:p text:style-name="P46">seja evento1 uma estrutura = {tempo,tipo}</text:p>
      <text:p text:style-name="P46">evento1.tempo = modulo.inicio</text:p>
      <text:p text:style-name="P46">evento1.tipo = +1 // +1 representa o inicio</text:p>
      <text:p text:style-name="P46">insere <text:span text:style-name="T51">evento1 em S</text:span></text:p>
      <text:p text:style-name="P46"/>
      <text:p text:style-name="P47">seja evento2 uma estrutura = {tempo, tipo}</text:p>
      <text:p text:style-name="P47">evento2.tempo = modulo.termino</text:p>
      <text:p text:style-name="P48">evento2.tipo = -1</text:p>
      <text:p text:style-name="P49">insere evento2 em S</text:p>
      <text:p text:style-name="P50">fim-para</text:p>
      <text:p text:style-name="P50"/>
      <text:p text:style-name="P50">// <text:span text:style-name="T52">ordena primeiro de forma ascendente</text:span></text:p>
      <text:p text:style-name="P50">// <text:span text:style-name="T52">se o tempo for igual, por tipo, de forma ascendente(+1 antes de -1)</text:span></text:p>
      <text:p text:style-name="P51">ordena S por (evento.tempo, depois por evento.tipo)</text:p>
      <text:p text:style-name="P50"/>
      <text:p text:style-name="P52">pessoas_trabalhando_agora = 0</text:p>
      <text:p text:style-name="P52">minimo_de_pessoas_necessarias = 0<text:tab/></text:p>
      <text:p text:style-name="P50"/>
      <text:p text:style-name="P53"><text:span text:style-name="T53">// </text:span>Ele gulosamente pega o <text:span text:style-name="T54">próximo evento imediato</text:span> da lista ordenada e lida com ele</text:p>
      <text:p text:style-name="P52">para cada evento em S faça:</text:p>
      <text:p text:style-name="P54">pessoas_trabalhando_agora = pessoas_trabalhando_agora + evento.tipo // <text:span text:style-name="T55">ação </text:span><text:span text:style-name="T56">local</text:span></text:p>
      <text:p text:style-name="P54"/>
      <text:p text:style-name="P54">se pessoas_trabalhando_agora &gt; minimo_de_pessoas_necessarias então</text:p>
      <text:p text:style-name="P55">minimo_de_pessoas_necessarias = pessoas_trabalhando_agora</text:p>
      <text:p text:style-name="P54">fim-se</text:p>
      <text:p text:style-name="P52">fim-para</text:p>
      <text:p text:style-name="P52"/>
      <text:p text:style-name="P52">retorne minimo_de_pessoas_necessarias</text:p>
      <text:p text:style-name="P56">fim-algoritm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outline-level-style>
      <text:outline-level-style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outline-level-style>
      <text:outline-level-style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outline-level-style>
      <text:outline-level-style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10:23:22.812817710</meta:creation-date>
    <dc:date>2025-09-07T15:38:13.797128700</dc:date>
    <meta:editing-duration>PT5H2M12S</meta:editing-duration>
    <meta:editing-cycles>110</meta:editing-cycles>
    <meta:generator>LibreOffice/25.2.5.2$Windows_X86_64 LibreOffice_project/03d19516eb2e1dd5d4ccd751a0d6f35f35e08022</meta:generator>
    <meta:print-date>2025-09-07T15:39:02.311305200</meta:print-date>
    <meta:printed-by>PDF files</meta:printed-by>
    <meta:document-statistic meta:table-count="0" meta:image-count="0" meta:object-count="0" meta:page-count="4" meta:paragraph-count="80" meta:word-count="944" meta:character-count="6103" meta:non-whitespace-character-count="5186"/>
  </office:meta>
</office:document-meta>
</file>